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b3b" officeooo:paragraph-rsid="0016bb3b"/>
    </style:style>
    <style:style style:name="P2" style:family="paragraph" style:parent-style-name="Standard">
      <style:text-properties officeooo:rsid="00179b03" officeooo:paragraph-rsid="00179b03"/>
    </style:style>
    <style:style style:name="P3" style:family="paragraph" style:parent-style-name="Standard">
      <style:text-properties officeooo:rsid="001a5497" officeooo:paragraph-rsid="001a5497"/>
    </style:style>
    <style:style style:name="P4" style:family="paragraph" style:parent-style-name="Standard">
      <style:text-properties officeooo:rsid="001bd220" officeooo:paragraph-rsid="001bd220"/>
    </style:style>
    <style:style style:name="P5" style:family="paragraph" style:parent-style-name="Standard">
      <style:text-properties officeooo:rsid="001d84d0" officeooo:paragraph-rsid="001d84d0"/>
    </style:style>
    <style:style style:name="P6" style:family="paragraph" style:parent-style-name="Standard">
      <style:text-properties officeooo:rsid="001de2d1" officeooo:paragraph-rsid="001de2d1"/>
    </style:style>
    <style:style style:name="P7" style:family="paragraph" style:parent-style-name="Standard">
      <style:text-properties officeooo:rsid="001fcb2f" officeooo:paragraph-rsid="001fcb2f"/>
    </style:style>
    <style:style style:name="T1" style:family="text">
      <style:text-properties officeooo:rsid="001e0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lij Shortcuts</text:p>
      <text:p text:style-name="P1"/>
      <text:p text:style-name="P2">ctrl + j<text:tab/><text:tab/><text:tab/><text:tab/>live templates/code snippets</text:p>
      <text:p text:style-name="P2">ctrl + .<text:tab/><text:tab/><text:tab/><text:tab/>inserts selected code and toggles code replacement</text:p>
      <text:p text:style-name="P2">run <text:tab/><text:tab/><text:tab/><text:tab/>right click in editor and choose 'run from main'</text:p>
      <text:p text:style-name="P2">ctrl + f8<text:tab/><text:tab/><text:tab/>insert breakpoint</text:p>
      <text:p text:style-name="P2">right-click breakpoint<text:tab/><text:tab/>set breakpoint features</text:p>
      <text:p text:style-name="P2"><text:s/>shift + alt + f7 (debugging)<text:tab/>jump into</text:p>
      <text:p text:style-name="P2">shift + f8<text:tab/> (debugging)<text:tab/>jump out</text:p>
      <text:p text:style-name="P3">Artifact Configuration<text:tab/>specification for project output or actual output</text:p>
      <text:p text:style-name="P3">ctrl + alt + shift + s<text:tab/><text:tab/>project settings</text:p>
      <text:p text:style-name="P3">ctrl + n<text:tab/><text:tab/><text:tab/><text:tab/>find class or file by name</text:p>
      <text:p text:style-name="P4">ctrl + shift + n<text:tab/><text:tab/><text:tab/>find class or file by name</text:p>
      <text:p text:style-name="P5">ctrl + d<text:tab/><text:tab/><text:tab/><text:tab/>duplicate current line or selection</text:p>
      <text:p text:style-name="P5">double press shift<text:tab/><text:tab/>search everywhere</text:p>
      <text:p text:style-name="P6">ctrl + f<text:tab/><text:tab/><text:tab/><text:tab/><text:span text:style-name="T1">search surrent file</text:span></text:p>
      <text:p text:style-name="P7">to remove red<text:tab/><text:tab/><text:tab/>file – invalidate cache – restart</text:p>
      <text:p text:style-name="P7">ctrl + shift + f<text:tab/><text:tab/><text:tab/>search whole project for string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5:12:13.349000000</meta:creation-date>
    <dc:date>2016-02-23T15:19:34.688000000</dc:date>
    <meta:editing-duration>PT7M16S</meta:editing-duration>
    <meta:editing-cycles>10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17" meta:word-count="126" meta:character-count="732" meta:non-whitespace-character-count="589"/>
  </office:meta>
</office:document-meta>
</file>